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d61e" officeooo:paragraph-rsid="0002d61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d61e" officeooo:paragraph-rsid="0002d61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2d61e" officeooo:paragraph-rsid="0002d61e" style:font-size-asian="10.5pt" style:font-weight-asian="normal" style:font-size-complex="1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Office Notes</text:p>
      <text:p text:style-name="P2"/>
      <text:list xml:id="list1833659701" text:style-name="L1">
        <text:list-item>
          <text:p text:style-name="P3">To insert a mathematical or scientific formula, go to Insert --&gt; Object --&gt; Formul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57:53.020456886</meta:creation-date>
    <dc:date>2018-04-14T11:06:32.315754819</dc:date>
    <meta:editing-duration>PT8M39S</meta:editing-duration>
    <meta:editing-cycles>1</meta:editing-cycles>
    <meta:document-statistic meta:table-count="0" meta:image-count="0" meta:object-count="0" meta:page-count="1" meta:paragraph-count="2" meta:word-count="19" meta:character-count="103" meta:non-whitespace-character-count="89"/>
    <meta:generator>LibreOffice/6.0.2.1$MacOSX_X86_64 LibreOffice_project/f7f06a8f319e4b62f9bc5095aa112a65d2f3ac89</meta:generator>
  </office:meta>
</office:document-meta>
</file>